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E0000004BFA648A5F.png" manifest:media-type="image/png"/>
  <manifest:file-entry manifest:full-path="Pictures/1000000000000130000000D80F9FA636.png" manifest:media-type="image/png"/>
  <manifest:file-entry manifest:full-path="Pictures/100000000000036C000000B2AF4B9125.png" manifest:media-type="image/png"/>
  <manifest:file-entry manifest:full-path="Pictures/1000000000000200000001088B96DCF9.png" manifest:media-type="image/png"/>
  <manifest:file-entry manifest:full-path="Pictures/10000000000004000000012DCEE256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esloLGS NF" svg:font-family="'MesloLGS N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language="es" fo:country="ES" officeooo:paragraph-rsid="001fc97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Verdana" fo:font-size="11pt" fo:language="es" fo:country="ES" fo:font-style="italic" fo:font-weight="bold" officeooo:rsid="024c1a8c" officeooo:paragraph-rsid="001fc97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 fo:font-size="12pt" fo:language="es" fo:country="ES" fo:font-style="normal" fo:font-weight="bold" officeooo:rsid="024f7cdf" officeooo:paragraph-rsid="024f7cdf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text-properties style:use-window-font-color="true" loext:opacity="0%" style:font-name="Verdana" fo:font-size="10pt" fo:language="es" fo:country="ES" fo:font-weight="normal" officeooo:rsid="024f7cdf" officeooo:paragraph-rsid="024f7cdf" fo:background-color="transparent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style:font-size-asian="11pt" style:font-size-complex="11pt"/>
    </style:style>
    <style:style style:name="P6" style:family="paragraph" style:parent-style-name="Standard">
      <style:text-properties style:use-window-font-color="true" loext:opacity="0%" style:font-name="Verdana" fo:font-size="10pt" fo:language="es" fo:country="ES" fo:font-weight="normal" officeooo:rsid="024f7cdf" officeooo:paragraph-rsid="024f7cdf" fo:background-color="transparent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Text_20_body">
      <style:text-properties style:use-window-font-color="true" loext:opacity="0%" style:font-name="Verdana" fo:font-size="10pt" fo:language="es" fo:country="ES" fo:font-weight="bold" officeooo:rsid="024f7cdf" officeooo:paragraph-rsid="024f7cdf" fo:background-color="transparent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Text_20_body" style:list-style-name="L1">
      <style:text-properties style:use-window-font-color="true" loext:opacity="0%" style:font-name="Verdana" fo:font-size="10pt" fo:language="es" fo:country="ES" fo:font-weight="normal" officeooo:rsid="024f7cdf" officeooo:paragraph-rsid="024f7cdf" fo:background-color="transparent" style:font-name-asian="Ari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style:font-name="Verdana" fo:font-size="10pt" officeooo:rsid="024f7cdf" style:font-name-asian="Arial" style:font-size-asian="10pt" style:font-name-complex="Arial" style:font-size-complex="10pt"/>
    </style:style>
    <style:style style:name="P10" style:family="paragraph" style:parent-style-name="Text_20_body" style:list-style-name="L2">
      <style:text-properties style:use-window-font-color="true" loext:opacity="0%" style:font-name="Verdana" fo:font-size="10pt" fo:language="es" fo:country="ES" fo:font-weight="normal" officeooo:rsid="024f7cdf" officeooo:paragraph-rsid="024f7cdf" fo:background-color="transparent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style:use-window-font-color="true" loext:opacity="0%" style:font-name="Verdana" fo:font-size="10pt" fo:language="es" fo:country="ES" fo:font-weight="normal" officeooo:rsid="024f7cdf" officeooo:paragraph-rsid="026055e1" fo:background-color="transparent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 style:list-style-name="L2">
      <style:text-properties style:use-window-font-color="true" loext:opacity="0%" style:font-name="Verdana" fo:font-size="10pt" fo:language="es" fo:country="ES" fo:font-weight="normal" officeooo:rsid="024f7cdf" officeooo:paragraph-rsid="026055e1" fo:background-color="transparent" style:font-name-asian="Ari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260efcc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MesloLGS NF" fo:font-size="11pt" fo:font-style="normal" officeooo:rsid="0260efcc" officeooo:paragraph-rsid="0260efcc" style:font-size-asian="11pt" style:font-style-asian="normal" style:font-size-complex="11pt"/>
    </style:style>
    <style:style style:name="P15" style:family="paragraph" style:parent-style-name="Text_20_body">
      <style:text-properties style:use-window-font-color="true" loext:opacity="0%" style:font-name="Verdana" fo:font-size="12pt" fo:language="es" fo:country="ES" fo:font-weight="bold" officeooo:rsid="024f7cdf" officeooo:paragraph-rsid="024f7cdf" fo:background-color="transparent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text-properties style:use-window-font-color="true" loext:opacity="0%" style:font-name="Verdana" fo:font-size="11pt" fo:language="es" fo:country="ES" fo:font-weight="normal" officeooo:rsid="024f7cdf" officeooo:paragraph-rsid="024f7cdf" fo:background-color="transparent" style:font-name-asian="Arial" style:font-size-asian="11pt" style:font-weight-asian="normal" style:font-name-complex="Arial" style:font-size-complex="11pt" style:font-weight-complex="normal"/>
    </style:style>
    <style:style style:name="P17" style:family="paragraph" style:parent-style-name="Text_20_body">
      <style:text-properties style:use-window-font-color="true" loext:opacity="0%" style:font-name="Verdana" fo:font-size="10pt" fo:language="es" fo:country="ES" fo:font-weight="bold" officeooo:rsid="02504fb2" officeooo:paragraph-rsid="02504fb2" fo:background-color="transparent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ext_20_body">
      <style:text-properties style:use-window-font-color="true" loext:opacity="0%" style:font-name="Verdana" fo:font-size="10pt" fo:language="es" fo:country="ES" fo:font-weight="normal" officeooo:rsid="02504fb2" officeooo:paragraph-rsid="02504fb2" fo:background-color="transparent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Text_20_body" style:list-style-name="L3">
      <style:text-properties style:use-window-font-color="true" loext:opacity="0%" style:font-name="Verdana" fo:font-size="10pt" fo:language="es" fo:country="ES" fo:font-weight="normal" officeooo:rsid="02504fb2" officeooo:paragraph-rsid="0250519d" fo:background-color="transparent" style:font-name-asian="Ari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text-properties style:use-window-font-color="true" loext:opacity="0%" style:font-name="Verdana" fo:font-size="10pt" fo:language="es" fo:country="ES" fo:font-weight="normal" officeooo:rsid="02504fb2" officeooo:paragraph-rsid="0250519d" fo:background-color="transparent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text-properties officeooo:paragraph-rsid="024f7cdf"/>
    </style:style>
    <style:style style:name="P22" style:family="paragraph" style:parent-style-name="Text_20_body" style:list-style-name="L4">
      <style:text-properties officeooo:paragraph-rsid="024f7cdf"/>
    </style:style>
    <style:style style:name="P23" style:family="paragraph" style:parent-style-name="Heading_20_2">
      <style:text-properties style:use-window-font-color="true" loext:opacity="0%" style:font-name="Verdana" fo:font-size="10pt" fo:language="es" fo:country="ES" fo:font-weight="normal" officeooo:rsid="02504fb2" officeooo:paragraph-rsid="02504fb2" fo:background-color="transparent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 style:list-style-name="L4">
      <style:text-properties officeooo:paragraph-rsid="0264c16f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1pt" officeooo:paragraph-rsid="0264c16f" style:font-size-asian="11pt" style:font-size-complex="11pt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264c16f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MesloLGS NF" fo:font-size="11pt" fo:font-style="normal" officeooo:rsid="0264c16f" officeooo:paragraph-rsid="0264c16f" style:font-size-asian="11pt" style:font-style-asian="normal" style:font-size-complex="11pt"/>
    </style:style>
    <style:style style:name="P28" style:family="paragraph" style:parent-style-name="Text_20_body">
      <style:text-properties style:use-window-font-color="true" loext:opacity="0%" style:font-name="Verdana" fo:font-size="12pt" fo:language="es" fo:country="ES" fo:font-weight="bold" officeooo:rsid="0253a087" officeooo:paragraph-rsid="0253a087" fo:background-color="transparent" style:font-name-asian="Arial" style:font-size-asian="12pt" style:font-weight-asian="bold" style:font-name-complex="Arial" style:font-size-complex="12pt" style:font-weight-complex="bold"/>
    </style:style>
    <style:style style:name="P29" style:family="paragraph" style:parent-style-name="Text_20_body">
      <style:text-properties style:use-window-font-color="true" loext:opacity="0%" style:font-name="Verdana" fo:font-size="10pt" fo:language="es" fo:country="ES" fo:font-weight="normal" officeooo:rsid="02550f6e" officeooo:paragraph-rsid="02550f6e" fo:background-color="transparent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text-properties style:use-window-font-color="true" loext:opacity="0%" style:font-name="Verdana" fo:font-size="10pt" fo:language="es" fo:country="ES" fo:font-weight="normal" officeooo:rsid="02504fb2" officeooo:paragraph-rsid="0253a087" fo:background-color="transparent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text-properties style:use-window-font-color="true" loext:opacity="0%" style:font-name="Verdana" fo:font-size="10pt" fo:language="es" fo:country="ES" fo:font-weight="normal" officeooo:rsid="0253a087" officeooo:paragraph-rsid="0253a087" fo:background-color="transparent" style:font-name-asian="Ari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text-properties style:use-window-font-color="true" loext:opacity="0%" style:font-name="Verdana" fo:font-size="10pt" fo:language="es" fo:country="ES" fo:font-weight="bold" officeooo:rsid="0253a087" officeooo:paragraph-rsid="0253a087" fo:background-color="transparent" style:font-name-asian="Arial" style:font-size-asian="10pt" style:font-weight-asian="bold" style:font-name-complex="Arial" style:font-size-complex="10pt" style:font-weight-complex="bold"/>
    </style:style>
    <style:style style:name="P33" style:family="paragraph" style:parent-style-name="Text_20_body">
      <style:text-properties officeooo:paragraph-rsid="02550f6e"/>
    </style:style>
    <style:style style:name="P34" style:family="paragraph" style:parent-style-name="Text_20_body">
      <style:text-properties style:use-window-font-color="true" loext:opacity="0%" style:font-name="Verdana" fo:font-size="10pt" fo:language="es" fo:country="ES" fo:font-weight="normal" officeooo:rsid="02504fb2" officeooo:paragraph-rsid="0253a087" fo:background-color="transparent" style:font-name-asian="Arial" style:font-size-asian="10pt" style:font-weight-asian="normal" style:font-name-complex="Arial" style:font-size-complex="10pt" style:font-weight-complex="normal"/>
    </style:style>
    <style:style style:name="P35" style:family="paragraph" style:parent-style-name="Text_20_body">
      <style:text-properties officeooo:paragraph-rsid="0253a087"/>
    </style:style>
    <style:style style:name="P36" style:family="paragraph" style:parent-style-name="Text_20_body">
      <style:text-properties style:use-window-font-color="true" loext:opacity="0%" style:font-name="Verdana" fo:font-size="10pt" fo:language="es" fo:country="ES" fo:font-weight="normal" officeooo:rsid="025bce4a" officeooo:paragraph-rsid="025bce4a" fo:background-color="transparent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text-properties style:use-window-font-color="true" loext:opacity="0%" style:font-name="Verdana" fo:font-size="10pt" fo:language="es" fo:country="ES" fo:font-weight="normal" officeooo:rsid="02504fb2" officeooo:paragraph-rsid="02504fb2" fo:background-color="transparent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Text_20_body">
      <style:text-properties style:use-window-font-color="true" loext:opacity="0%" style:font-name="Verdana" fo:font-size="10pt" fo:language="es" fo:country="ES" fo:font-weight="normal" officeooo:rsid="0267d384" officeooo:paragraph-rsid="0267d384" fo:background-color="transparent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officeooo:paragraph-rsid="0267d384"/>
    </style:style>
    <style:style style:name="P40" style:family="paragraph" style:parent-style-name="Text_20_body">
      <style:text-properties style:use-window-font-color="true" loext:opacity="0%" style:font-name="Verdana" fo:font-size="12pt" fo:language="es" fo:country="ES" fo:font-weight="bold" officeooo:rsid="02504fb2" officeooo:paragraph-rsid="02504fb2" fo:background-color="transparent" style:font-name-asian="Arial" style:font-size-asian="12pt" style:font-weight-asian="bold" style:font-name-complex="Arial" style:font-size-complex="12pt" style:font-weight-complex="bold"/>
    </style:style>
    <style:style style:name="P41" style:family="paragraph" style:parent-style-name="Text_20_body" style:list-style-name="L5">
      <style:text-properties style:use-window-font-color="true" loext:opacity="0%" style:font-name="Verdana" fo:font-size="10pt" fo:language="es" fo:country="ES" fo:font-weight="normal" officeooo:rsid="0253a087" officeooo:paragraph-rsid="0253a087" fo:background-color="transparent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Text_20_body">
      <style:text-properties style:font-name="Verdana" fo:font-size="10pt" officeooo:paragraph-rsid="02504fb2" style:font-name-asian="Arial" style:font-size-asian="10pt" style:font-name-complex="Arial" style:font-size-complex="10pt"/>
    </style:style>
    <style:style style:name="T1" style:family="text">
      <style:text-properties style:font-name="Verdana" fo:font-size="11pt" fo:font-style="italic" fo:font-weight="bold" officeooo:rsid="013cfca1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style:font-name="Verdana" fo:font-size="11pt" fo:font-style="italic" fo:font-weight="bold" officeooo:rsid="001fc97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style:font-name="Verdana" fo:font-size="11pt" fo:font-style="italic" fo:font-weight="bold" officeooo:rsid="024c1a8c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style:font-name="Verdana" fo:font-size="11pt" fo:font-style="italic" fo:font-weight="bold" officeooo:rsid="00bd6df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2578f30"/>
    </style:style>
    <style:style style:name="T6" style:family="text">
      <style:text-properties fo:color="#080808" loext:opacity="100%" style:font-name="MesloLGS NF" fo:font-size="14.5pt" fo:font-style="normal" fo:font-weight="normal" style:font-size-asian="14.5pt" style:font-style-asian="normal" style:font-weight-asian="normal"/>
    </style:style>
    <style:style style:name="T7" style:family="text">
      <style:text-properties fo:color="#0033b3" loext:opacity="100%" style:font-name="MesloLGS NF" fo:font-style="normal" fo:font-weight="normal" style:font-style-asian="normal" style:font-weight-asian="normal"/>
    </style:style>
    <style:style style:name="T8" style:family="text">
      <style:text-properties fo:color="#00627a" loext:opacity="100%" style:font-name="MesloLGS NF" fo:font-style="normal" fo:font-weight="normal" style:font-style-asian="normal" style:font-weight-asian="normal"/>
    </style:style>
    <style:style style:name="T9" style:family="text">
      <style:text-properties fo:color="#080808" loext:opacity="100%" style:font-name="MesloLGS NF" fo:font-style="normal" fo:font-weight="normal" style:font-style-asian="normal" style:font-weight-asian="normal"/>
    </style:style>
    <style:style style:name="T10" style:family="text">
      <style:text-properties fo:color="#000000" loext:opacity="100%" style:font-name="MesloLGS NF" fo:font-style="normal" fo:font-weight="normal" style:font-style-asian="normal" style:font-weight-asian="normal"/>
    </style:style>
    <style:style style:name="T11" style:family="text">
      <style:text-properties fo:color="#1750eb" loext:opacity="100%" style:font-name="MesloLGS NF" fo:font-style="normal" fo:font-weight="normal" style:font-style-asian="normal" style:font-weight-asian="normal"/>
    </style:style>
    <style:style style:name="T12" style:family="text">
      <style:text-properties officeooo:rsid="026055e1"/>
    </style:style>
    <style:style style:name="T13" style:family="text">
      <style:text-properties fo:color="#0033b3" loext:opacity="100%" style:font-name="MesloLGS NF" fo:font-size="11pt" fo:font-style="normal" style:font-size-asian="11pt" style:font-style-asian="normal" style:font-size-complex="11pt"/>
    </style:style>
    <style:style style:name="T14" style:family="text">
      <style:text-properties fo:color="#00627a" loext:opacity="100%" style:font-name="MesloLGS NF" fo:font-size="11pt" fo:font-style="normal" style:font-size-asian="11pt" style:font-style-asian="normal" style:font-size-complex="11pt"/>
    </style:style>
    <style:style style:name="T15" style:family="text">
      <style:text-properties fo:color="#080808" loext:opacity="100%" style:font-name="MesloLGS NF" fo:font-size="11pt" fo:font-style="normal" style:font-size-asian="11pt" style:font-style-asian="normal" style:font-size-complex="11pt"/>
    </style:style>
    <style:style style:name="T16" style:family="text">
      <style:text-properties fo:color="#000000" loext:opacity="100%" style:font-name="MesloLGS NF" fo:font-size="11pt" fo:font-style="normal" style:font-size-asian="11pt" style:font-style-asian="normal" style:font-size-complex="11pt"/>
    </style:style>
    <style:style style:name="T17" style:family="text">
      <style:text-properties fo:color="#871094" loext:opacity="100%" style:font-name="MesloLGS NF" fo:font-style="normal" fo:font-weight="normal" style:font-style-asian="normal" style:font-weight-asian="normal"/>
    </style:style>
    <style:style style:name="T18" style:family="text">
      <style:text-properties officeooo:rsid="0252ab2b"/>
    </style:style>
    <style:style style:name="T19" style:family="text">
      <style:text-properties style:use-window-font-color="true" loext:opacity="0%" style:font-name="Verdana" fo:font-size="10pt" fo:language="es" fo:country="ES" fo:font-weight="normal" officeooo:rsid="024f7cdf" fo:background-color="transparent" loext:char-shading-value="0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officeooo:rsid="0264c16f"/>
    </style:style>
    <style:style style:name="T21" style:family="text">
      <style:text-properties style:use-window-font-color="true" loext:opacity="0%" style:font-name="Verdana" fo:font-size="10pt" fo:language="es" fo:country="ES" fo:font-weight="normal" officeooo:rsid="0264c16f" fo:background-color="transparent" loext:char-shading-value="0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officeooo:rsid="0258c637"/>
    </style:style>
    <style:style style:name="T23" style:family="text">
      <style:text-properties officeooo:rsid="0251ed76"/>
    </style:style>
    <style:style style:name="T24" style:family="text">
      <style:text-properties fo:color="#0033b3" loext:opacity="100%" style:font-name="MesloLGS NF" fo:font-style="normal" style:font-style-asian="normal"/>
    </style:style>
    <style:style style:name="T25" style:family="text">
      <style:text-properties fo:color="#00627a" loext:opacity="100%" style:font-name="MesloLGS NF" fo:font-style="normal" style:font-style-asian="normal"/>
    </style:style>
    <style:style style:name="T26" style:family="text">
      <style:text-properties fo:color="#080808" loext:opacity="100%" style:font-name="MesloLGS NF" fo:font-style="normal" style:font-style-asian="normal"/>
    </style:style>
    <style:style style:name="T27" style:family="text">
      <style:text-properties fo:color="#000000" loext:opacity="100%" style:font-name="MesloLGS NF" fo:font-style="normal" style:font-style-asian="normal"/>
    </style:style>
    <style:style style:name="T28" style:family="text">
      <style:text-properties fo:color="#080808" loext:opacity="100%" style:font-name="MesloLGS NF" fo:font-style="normal" officeooo:rsid="0264c16f" style:font-style-asian="normal"/>
    </style:style>
    <style:style style:name="T29" style:family="text">
      <style:text-properties fo:color="#080808" loext:opacity="100%" style:font-name="MesloLGS NF" fo:font-size="11pt" fo:font-style="normal" officeooo:rsid="0264c16f" style:font-size-asian="11pt" style:font-style-asian="normal" style:font-size-complex="11pt"/>
    </style:style>
    <style:style style:name="T30" style:family="text">
      <style:text-properties fo:color="#1750eb" loext:opacity="100%" style:font-name="MesloLGS NF" fo:font-style="normal" style:font-style-asian="normal"/>
    </style:style>
    <style:style style:name="T31" style:family="text">
      <style:text-properties fo:color="#871094" loext:opacity="100%" style:font-name="MesloLGS NF" fo:font-style="normal" style:font-style-asian="normal"/>
    </style:style>
    <style:style style:name="T32" style:family="text">
      <style:text-properties fo:color="#8c8c8c" loext:opacity="100%" style:font-name="MesloLGS NF" fo:font-style="italic" fo:font-weight="normal" style:font-style-asian="italic" style:font-weight-asian="normal"/>
    </style:style>
    <style:style style:name="T33" style:family="text">
      <style:text-properties style:use-window-font-color="true" loext:opacity="0%" style:font-name="Verdana" fo:font-size="10pt" fo:language="es" fo:country="ES" fo:font-weight="normal" officeooo:rsid="02550f6e" fo:background-color="transparent" loext:char-shading-value="0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style:use-window-font-color="true" loext:opacity="0%" style:font-name="Verdana" fo:font-size="10pt" fo:language="es" fo:country="ES" fo:font-weight="normal" officeooo:rsid="02664082" fo:background-color="transparent" loext:char-shading-value="0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style:use-window-font-color="true" loext:opacity="0%" style:font-name="Verdana" fo:font-size="10pt" fo:language="es" fo:country="ES" fo:font-weight="normal" officeooo:rsid="0253a087" fo:background-color="transparent" loext:char-shading-value="0" style:font-name-asian="Arial" style:font-size-asian="10pt" style:font-weight-asian="normal" style:font-name-complex="Arial" style:font-size-complex="10pt" style:font-weight-complex="normal"/>
    </style:style>
    <style:style style:name="T36" style:family="text">
      <style:text-properties fo:color="#067d17" loext:opacity="100%" style:font-name="MesloLGS NF" fo:font-style="normal" fo:font-weight="normal" style:font-style-asian="normal" style:font-weight-asian="normal"/>
    </style:style>
    <style:style style:name="T37" style:family="text">
      <style:text-properties style:use-window-font-color="true" loext:opacity="0%" style:font-name="Verdana" fo:font-size="10pt" fo:language="es" fo:country="ES" fo:font-weight="normal" officeooo:rsid="0267d384" fo:background-color="transparent" loext:char-shading-value="0" style:font-name-asian="Arial" style:font-size-asian="10pt" style:font-weight-asian="normal" style:font-name-complex="Arial" style:font-size-complex="10pt" style:font-weight-complex="normal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</text:span><text:span text:style-name="T2">jercicios Tema </text:span><text:span text:style-name="T3">5</text:span><text:span text:style-name="T4">. </text:span><text:span text:style-name="T3">Diseño y realización de pruebas</text:span></text:p>
      <text:p text:style-name="P2"/>
      <text:p text:style-name="P3">Bloque 1. Rompe el programa </text:p>
      <text:p text:style-name="P4"><text:span text:style-name="T5">Observa </text:span>el siguiente método:</text:p>
      <text:p text:style-name="P5" loext:marker-style-name="T6"><text:span text:style-name="T7">public static int </text:span><text:span text:style-name="T8">calcularPrecioFinal</text:span><text:span text:style-name="T9">(</text:span><text:span text:style-name="T7">int </text:span><text:span text:style-name="T10">precioBase</text:span><text:span text:style-name="T9">, </text:span><text:span text:style-name="T7">int </text:span><text:span text:style-name="T10">descuento</text:span><text:span text:style-name="T9">) {<text:line-break/> <text:s text:c="3"/></text:span><text:span text:style-name="T7">return </text:span><text:span text:style-name="T10">precioBase </text:span><text:span text:style-name="T9">- (</text:span><text:span text:style-name="T10">precioBase </text:span><text:span text:style-name="T9">* </text:span><text:span text:style-name="T10">descuento </text:span><text:span text:style-name="T9">/ </text:span><text:span text:style-name="T11">100</text:span><text:span text:style-name="T9">);<text:line-break/>}</text:span></text:p>
      <text:p text:style-name="P6"/>
      <text:p text:style-name="P7">Ejercicio 1</text:p>
      <text:p text:style-name="P4">Diseña al menos 8 casos de prueba distintos.</text:p>
      <text:p text:style-name="P4">Para cada uno indica:</text:p>
      <text:list text:style-name="L1">
        <text:list-item>
          <text:p text:style-name="P8">Entrada</text:p>
        </text:list-item>
        <text:list-item>
          <text:p text:style-name="P8">Resultado esperado</text:p>
        </text:list-item>
        <text:list-item>
          <text:p text:style-name="P8">Oráculo</text:p>
        </text:list-item>
      </text:list>
      <text:p text:style-name="P4"/>
      <text:p text:style-name="P4">Caso 1<text:line-break/>Entrada: precioBase = 100, descuento = 10<text:line-break/>Resultado esperado: 90<text:line-break/>Oráculo: 10% de 100 es 10. Entonces 100 - 10 = 90.</text:p>
      <text:p text:style-name="P4"/>
      <text:p text:style-name="P9">Caso 2<text:line-break/>Entrada: precioBase = 100, descuento = 0<text:line-break/>Resultado esperado: 100<text:line-break/>Oráculo: 0% de 100 es 0. Entonces 100 - 0 = 100.</text:p>
      <text:p text:style-name="P9"/>
      <text:p text:style-name="P9">Caso 3<text:line-break/>Entrada: precioBase = 100, descuento = 100<text:line-break/>Resultado esperado: 0<text:line-break/>Oráculo: 100% de 100 es 100. Entonces 100 - 100 = 0.</text:p>
      <text:p text:style-name="P9"/>
      <text:p text:style-name="P9">Caso 4<text:line-break/>Entrada: precioBase = 0, descuento = 50<text:line-break/>Resultado esperado: 0<text:line-break/>Oráculo: 50% de 0 es 0. Entonces 0 - 0 = 0.</text:p>
      <text:p text:style-name="P9"/>
      <text:p text:style-name="P9">Caso 5<text:line-break/>Entrada: precioBase = 100, descuento = 150<text:line-break/>Resultado esperado: -50<text:line-break/>Oráculo: 150% de 100 es 150. Entonces 100 - 150 = -50.</text:p>
      <text:p text:style-name="P9"/>
      <text:p text:style-name="P9"><text:soft-page-break/>Caso 6<text:line-break/>Entrada: precioBase = 100, descuento = -10<text:line-break/>Resultado esperado: 110<text:line-break/>Oráculo: -10% de 100 es -10. Entonces 100 - (-10) = 110.</text:p>
      <text:p text:style-name="P9"/>
      <text:p text:style-name="P9">Caso 7<text:line-break/>Entrada: precioBase = -10, descuento = 0<text:line-break/>Resultado esperado: -10<text:line-break/>Oráculo: 0% de -10 es 0. Entonces -10 - 0 = -10.</text:p>
      <text:p text:style-name="P9"/>
      <text:p text:style-name="P9">Caso 8<text:line-break/>Entrada: precioBase = -100, descuento = -10<text:line-break/>Resultado esperado: -110<text:line-break/>Oráculo: -10% de -100 es 10. Entonces -100 - 10 = -110.</text:p>
      <text:p text:style-name="P4"/>
      <text:p text:style-name="P4"><text:s text:c="7"/></text:p>
      <text:p text:style-name="P7">Ejercicio 2</text:p>
      <text:list text:style-name="L2">
        <text:list-item>
          <text:p text:style-name="P10">¿Qué ocurre si descuento es negativo?</text:p>
        </text:list-item>
      </text:list>
      <text:p text:style-name="P11"><text:span text:style-name="T12">El</text:span> precio aument<text:span text:style-name="T12">a</text:span> en <text:span text:style-name="T12">vez</text:span> de disminuir.<text:line-break/><text:span text:style-name="T12">S</text:span>i precioBase = 100 y descuento = -10, el resultado es 110.<text:line-break/><text:span text:style-name="T12">S</text:span>e está restando un número negativo, lo que equivale a sumar.</text:p>
      <text:list text:continue-numbering="true" text:style-name="L2">
        <text:list-header>
          <text:p text:style-name="P12"/>
        </text:list-header>
        <text:list-item>
          <text:p text:style-name="P10">¿Y si es mayor que 100?</text:p>
        </text:list-item>
      </text:list>
      <text:p text:style-name="P4">Si el descuento es mayor que 100, el resultado puede ser un número negativo.<text:line-break/><text:span text:style-name="T12">S</text:span>i precioBase = 100 y descuento = 150, el resultado es -50.<text:line-break/><text:span text:style-name="T12">S</text:span>e está descontando más del 100% del precio.</text:p>
      <text:p text:style-name="P4"/>
      <text:list text:continue-numbering="true" text:style-name="L2">
        <text:list-item>
          <text:p text:style-name="P10">¿El método debería permitir esos valores?</text:p>
        </text:list-item>
      </text:list>
      <text:p text:style-name="P4">No, <text:span text:style-name="T12">u</text:span>n descuento debería estar entre 0 y 100.<text:line-break/>Permitir valores negativos o mayores que 100 puede generar resultados incorrectos <text:span text:style-name="T12">o raros</text:span>, como precios negativos o aumentos inesperad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Ejercicio 3</text:p>
      <text:p text:style-name="P4">Propón una <text:span text:style-name="Strong_20_Emphasis">mejora del método</text:span> que haga el comportamiento más seguro.</text:p>
      <text:p text:style-name="P13" loext:marker-style-name="T6"><text:span text:style-name="T13">public static int </text:span><text:span text:style-name="T14">calcularPrecioFinal</text:span><text:span text:style-name="T15">(</text:span><text:span text:style-name="T13">int </text:span><text:span text:style-name="T16">precioBase</text:span><text:span text:style-name="T15">, </text:span><text:span text:style-name="T13">int </text:span><text:span text:style-name="T16">descuento</text:span><text:span text:style-name="T15">) {<text:line-break/><text:tab/></text:span>if (precioBase &lt; 0) {<text:line-break/><text:tab/><text:tab/>throw new IllegalArgumentException("El precio base no puede ser negativo");<text:line-break/><text:tab/>}<text:line-break/><text:line-break/><text:tab/>if (descuento &lt; 0 || descuento &gt; 100) {<text:line-break/><text:tab/><text:tab/>throw new IllegalArgumentException("El descuento debe estar entre 0 y 100");<text:line-break/><text:tab/>}<text:line-break/><text:line-break/><text:tab/>return precioBase - (precioBase * descuento / 100);<text:line-break/>}</text:p>
      <text:p text:style-name="P14" loext:marker-style-name="T6"/>
      <text:p text:style-name="P4"/>
      <text:p text:style-name="P15">Bloque 2. El cazador de bugs</text:p>
      <text:p text:style-name="P4">Observa el siguiente método:</text:p>
      <text:p text:style-name="P5" loext:marker-style-name="T6"><text:span text:style-name="T7">public static int </text:span><text:span text:style-name="T8">maximo</text:span><text:span text:style-name="T9">(</text:span><text:span text:style-name="T7">int</text:span><text:span text:style-name="T9">[] </text:span><text:span text:style-name="T10">datos</text:span><text:span text:style-name="T9">) {<text:line-break/> <text:s text:c="3"/></text:span><text:span text:style-name="T7">int </text:span><text:span text:style-name="T10">max </text:span><text:span text:style-name="T9">= </text:span><text:span text:style-name="T11">0</text:span><text:span text:style-name="T9">;<text:line-break/> <text:s text:c="3"/></text:span><text:span text:style-name="T7">for </text:span><text:span text:style-name="T9">(</text:span><text:span text:style-name="T7">int </text:span><text:span text:style-name="T10">i </text:span><text:span text:style-name="T9">= </text:span><text:span text:style-name="T11">0</text:span><text:span text:style-name="T9">; </text:span><text:span text:style-name="T10">i </text:span><text:span text:style-name="T9">&lt; </text:span><text:span text:style-name="T10">datos</text:span><text:span text:style-name="T9">.</text:span><text:span text:style-name="T17">length</text:span><text:span text:style-name="T9">; </text:span><text:span text:style-name="T10">i</text:span><text:span text:style-name="T9">++) {<text:line-break/> <text:s text:c="7"/></text:span><text:span text:style-name="T7">if </text:span><text:span text:style-name="T9">(</text:span><text:span text:style-name="T10">datos</text:span><text:span text:style-name="T9">[</text:span><text:span text:style-name="T10">i</text:span><text:span text:style-name="T9">] &gt; </text:span><text:span text:style-name="T10">max</text:span><text:span text:style-name="T9">) {<text:line-break/> <text:s text:c="11"/></text:span><text:span text:style-name="T10">max </text:span><text:span text:style-name="T9">= </text:span><text:span text:style-name="T10">datos</text:span><text:span text:style-name="T9">[</text:span><text:span text:style-name="T10">i</text:span><text:span text:style-name="T9">];<text:line-break/> <text:s text:c="7"/>}<text:line-break/> <text:s text:c="3"/>}<text:line-break/> <text:s text:c="3"/></text:span><text:span text:style-name="T7">return </text:span><text:span text:style-name="T10">max</text:span><text:span text:style-name="T9">;<text:line-break/>}</text:span></text:p>
      <text:p text:style-name="P16"/>
      <text:p text:style-name="P17">Ejercicio 4</text:p>
      <text:p text:style-name="P18">Encuentra al menos 3 entradas donde el método falle.</text:p>
      <text:p text:style-name="P18">Para cada entrada <text:span text:style-name="T18">indica</text:span>:</text:p>
      <text:list text:style-name="L3">
        <text:list-item>
          <text:p text:style-name="P19">Resultado obtenido</text:p>
        </text:list-item>
        <text:list-item>
          <text:p text:style-name="P19">Resultado correcto</text:p>
        </text:list-item>
        <text:list-item>
          <text:p text:style-name="P19">Tipo de fallo</text:p>
        </text:list-item>
      </text:list>
      <text:p text:style-name="P20"/>
      <text:p text:style-name="P21"><text:span text:style-name="Strong_20_Emphasis"><text:span text:style-name="T19">Caso 1: Todos los números negativos</text:span></text:span></text:p>
      <text:p text:style-name="P21"><text:span text:style-name="Strong_20_Emphasis"><text:span text:style-name="T19"><text:tab/>Entrada: [-5, -10, -3]</text:span></text:span></text:p>
      <text:p text:style-name="P21"><text:span text:style-name="Strong_20_Emphasis"><text:span text:style-name="T19"><text:tab/>Resultado obtenido: 0</text:span></text:span></text:p>
      <text:p text:style-name="P21"><text:span text:style-name="Strong_20_Emphasis"><text:span text:style-name="T19"><text:tab/>Resultado correcto: -3</text:span></text:span></text:p>
      <text:p text:style-name="P21"><text:span text:style-name="Strong_20_Emphasis"><text:span text:style-name="T19"><text:tab/>Tipo de fallo: Inicialización incorrecta (max debería inicializarse con datos[0])</text:span></text:span></text:p>
      <text:p text:style-name="P20"/>
      <text:p text:style-name="P18"/>
      <text:p text:style-name="P21"><text:soft-page-break/><text:span text:style-name="Strong_20_Emphasis"><text:span text:style-name="T19">Caso 3: Todos ceros</text:span></text:span></text:p>
      <text:list xml:id="list3112160431" text:style-name="L4">
        <text:list-header>
          <text:p text:style-name="P22"><text:span text:style-name="Strong_20_Emphasis"><text:span text:style-name="T19">Entrada: [0, 0, 0]</text:span></text:span></text:p>
          <text:p text:style-name="P22"><text:span text:style-name="Strong_20_Emphasis"><text:span text:style-name="T19">Resultado obtenido: 0</text:span></text:span></text:p>
          <text:p text:style-name="P22"><text:span text:style-name="Strong_20_Emphasis"><text:span text:style-name="T19">Resultado correcto: 0</text:span></text:span></text:p>
          <text:p text:style-name="P22"><text:span text:style-name="Strong_20_Emphasis"><text:span text:style-name="T19">Tipo de fallo: Ninguno.</text:span></text:span></text:p>
        </text:list-header>
      </text:list>
      <text:p text:style-name="P18"/>
      <text:h text:style-name="P23" text:outline-level="2">Caso 4: <text:span text:style-name="T20">Array</text:span> vacío</text:h>
      <text:list text:continue-numbering="true" text:style-name="L4">
        <text:list-header>
          <text:p text:style-name="P22"><text:span text:style-name="Strong_20_Emphasis"><text:span text:style-name="T19">Entrada: []</text:span></text:span></text:p>
          <text:p text:style-name="P22"><text:span text:style-name="Strong_20_Emphasis"><text:span text:style-name="T19">Resultado obtenido: 0</text:span></text:span></text:p>
          <text:p text:style-name="P24"><text:span text:style-name="Strong_20_Emphasis"><text:span text:style-name="T19">Resultado correcto: Error</text:span></text:span></text:p>
          <text:p text:style-name="P24"><text:span text:style-name="Strong_20_Emphasis"><text:span text:style-name="T19">Tipo de fallo: </text:span></text:span><text:span text:style-name="Strong_20_Emphasis"><text:span text:style-name="T21">N</text:span></text:span><text:span text:style-name="Strong_20_Emphasis"><text:span text:style-name="T19">o hay máximo en un </text:span></text:span><text:span text:style-name="Strong_20_Emphasis"><text:span text:style-name="T21">array</text:span></text:span><text:span text:style-name="Strong_20_Emphasis"><text:span text:style-name="T19"> vacío</text:span></text:span></text:p>
        </text:list-header>
      </text:list>
      <text:p text:style-name="P18"/>
      <text:p text:style-name="P18"/>
      <text:p text:style-name="P17">Ejercicio <text:span text:style-name="T22">5</text:span></text:p>
      <text:p text:style-name="P18">Escribe una <text:span text:style-name="T23">versión</text:span> correcta del método.</text:p>
      <text:p text:style-name="P25" loext:marker-style-name="T6"><text:span text:style-name="T24">public static int </text:span><text:span text:style-name="T25">maximo</text:span><text:span text:style-name="T26">(</text:span><text:span text:style-name="T24">int</text:span><text:span text:style-name="T26">[] </text:span><text:span text:style-name="T27">datos</text:span><text:span text:style-name="T26">) {<text:line-break/><text:tab/></text:span><text:span text:style-name="T28">if (datos == null || datos.length == 0) {</text:span></text:p>
      <text:p text:style-name="P26" loext:marker-style-name="T6"><text:span text:style-name="T29"><text:tab/><text:tab/></text:span><text:span text:style-name="T29">throw new IllegalArgumentException("El arreglo no puede estar vacío");</text:span></text:p>
      <text:p text:style-name="P27" loext:marker-style-name="T6"><text:tab/>}</text:p>
      <text:p text:style-name="P27" loext:marker-style-name="T6"><text:tab/></text:p>
      <text:p text:style-name="P27" loext:marker-style-name="T6"><text:span text:style-name="T28"><text:tab/>int max = datos[0];</text:span><text:span text:style-name="T26"><text:line-break/> <text:tab/></text:span><text:span text:style-name="T24">for </text:span><text:span text:style-name="T26">(</text:span><text:span text:style-name="T24">int </text:span><text:span text:style-name="T27">i </text:span><text:span text:style-name="T26">= </text:span><text:span text:style-name="T30">0</text:span><text:span text:style-name="T26">; </text:span><text:span text:style-name="T27">i </text:span><text:span text:style-name="T26">&lt; </text:span><text:span text:style-name="T27">datos</text:span><text:span text:style-name="T26">.</text:span><text:span text:style-name="T31">length</text:span><text:span text:style-name="T26">; </text:span><text:span text:style-name="T27">i</text:span><text:span text:style-name="T26">++) {<text:line-break/> <text:s text:c="7"/><text:tab/><text:tab/></text:span><text:span text:style-name="T24">if </text:span><text:span text:style-name="T26">(</text:span><text:span text:style-name="T27">datos</text:span><text:span text:style-name="T26">[</text:span><text:span text:style-name="T27">i</text:span><text:span text:style-name="T26">] &gt; </text:span><text:span text:style-name="T27">max</text:span><text:span text:style-name="T26">) {<text:line-break/> <text:s text:c="11"/><text:tab/><text:tab/><text:tab/></text:span><text:span text:style-name="T27">max </text:span><text:span text:style-name="T26">= </text:span><text:span text:style-name="T27">datos</text:span><text:span text:style-name="T26">[</text:span><text:span text:style-name="T27">i</text:span><text:span text:style-name="T26">];<text:line-break/> <text:s text:c="7"/><text:tab/><text:tab/>}<text:line-break/> <text:s text:c="3"/><text:tab/>}<text:line-break/> <text:s text:c="3"/><text:tab/></text:span><text:span text:style-name="T24">return </text:span><text:span text:style-name="T27">max</text:span><text:span text:style-name="T26">;<text:line-break/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><text:soft-page-break/>Bloque 3. Diseña el oráculo</text:p>
      <text:p text:style-name="P29">Observa el siguiente método:</text:p>
      <text:p text:style-name="P5" loext:marker-style-name="T6"><text:span text:style-name="T7">public static int</text:span><text:span text:style-name="T9">[] </text:span><text:span text:style-name="T8">ordenar</text:span><text:span text:style-name="T9">(</text:span><text:span text:style-name="T7">int</text:span><text:span text:style-name="T9">[] </text:span><text:span text:style-name="T10">datos</text:span><text:span text:style-name="T9">) {<text:line-break/> <text:s text:c="3"/></text:span><text:span text:style-name="T32">// algoritmo desconocido<text:line-break/></text:span><text:span text:style-name="T9">}</text:span></text:p>
      <text:p text:style-name="P30"/>
      <text:p text:style-name="P31"/>
      <text:p text:style-name="P32">Ejercicio <text:span text:style-name="T22">6</text:span></text:p>
      <text:p text:style-name="P31">Define 3 propiedades que siempre debe cumplir el resultado.</text:p>
      <text:p text:style-name="P31"/>
      <text:p text:style-name="P33"><text:span text:style-name="Strong_20_Emphasis"><text:span text:style-name="T33">Propiedad 1 → </text:span></text:span><text:span text:style-name="Strong_20_Emphasis"><text:span text:style-name="T34">Va aumentando</text:span></text:span></text:p>
      <text:p text:style-name="P29">Todos los elementos deben aparecer de menor a mayor.</text:p>
      <text:p text:style-name="P33"><text:span text:style-name="Source_20_Text"><text:span text:style-name="T33">0 ≤ i &lt; datos.length - 1</text:span></text:span><text:span text:style-name="T33">, se cumple </text:span><text:span text:style-name="Source_20_Text"><text:span text:style-name="T33">resultado[i] ≤ resultado[i + 1]</text:span></text:span><text:span text:style-name="T33">.</text:span></text:p>
      <text:p text:style-name="P29"/>
      <text:p text:style-name="P33"><text:span text:style-name="Strong_20_Emphasis"><text:span text:style-name="T33">Propiedad 2 → </text:span></text:span><text:span text:style-name="Strong_20_Emphasis"><text:span text:style-name="T34">Conserva</text:span></text:span><text:span text:style-name="Strong_20_Emphasis"><text:span text:style-name="T33"> </text:span></text:span><text:span text:style-name="Strong_20_Emphasis"><text:span text:style-name="T34">los </text:span></text:span><text:span text:style-name="Strong_20_Emphasis"><text:span text:style-name="T33">elementos</text:span></text:span></text:p>
      <text:p text:style-name="P33"><text:span text:style-name="T34">Los</text:span><text:span text:style-name="T33"> elementos del </text:span><text:span text:style-name="T34">array</text:span><text:span text:style-name="T33"> debe ser</text:span><text:span text:style-name="Strong_20_Emphasis"><text:span text:style-name="T33"> el mismo</text:span></text:span><text:span text:style-name="T33"> que el de entrada, sin perder ni duplicar valores.</text:span></text:p>
      <text:p text:style-name="P33"><text:span text:style-name="T34">C</text:span><text:span text:style-name="T33">ada elemento que aparece en </text:span><text:span text:style-name="Source_20_Text"><text:span text:style-name="T33">datos</text:span></text:span><text:span text:style-name="T33"> aparece la misma cantidad de veces en </text:span><text:span text:style-name="Source_20_Text"><text:span text:style-name="T33">resultado</text:span></text:span><text:span text:style-name="T33">.</text:span></text:p>
      <text:p text:style-name="P29"/>
      <text:p text:style-name="P33"><text:span text:style-name="Strong_20_Emphasis"><text:span text:style-name="T33">Propiedad 3 → Longitud constante</text:span></text:span></text:p>
      <text:p text:style-name="P33"><text:span text:style-name="T33">El </text:span><text:span text:style-name="T34">array</text:span><text:span text:style-name="T33"> </text:span><text:span text:style-name="T34">de salida </text:span><text:span text:style-name="T33">debe tener la </text:span><text:span text:style-name="Strong_20_Emphasis"><text:span text:style-name="T33">misma cantidad de elementos</text:span></text:span><text:span text:style-name="T33"> que el </text:span><text:span text:style-name="T34">array</text:span><text:span text:style-name="T33"> de entrada.</text:span></text:p>
      <text:p text:style-name="P33"><text:span text:style-name="Source_20_Text"><text:span text:style-name="T33">resultado.length == datos.length</text:span></text:span><text:span text:style-name="T33">.</text:span></text:p>
      <text:p text:style-name="P29"/>
      <text:p text:style-name="P29"/>
      <text:p text:style-name="P34"/>
      <text:p text:style-name="P32">Ejercicio <text:span text:style-name="T22">7</text:span></text:p>
      <text:p text:style-name="P31">Explica por qué aquí es mejor usar oráculos por propiedades que valores concretos.</text:p>
      <text:p text:style-name="P31"/>
      <text:p text:style-name="P35"><text:span text:style-name="T35">Usar oráculos por propiedades permite </text:span><text:span text:style-name="Strong_20_Emphasis"><text:span text:style-name="T35">verificar la corrección de un algoritmo de manera general y segura</text:span></text:span><text:span text:style-name="T35">, incluso cuando no conocemos su comportamiento exacto o puede haber varias salidas cor</text:span><text:span text:style-name="T35">rectas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Bloque 4. Caminos y decisiones</text:p>
      <text:p text:style-name="P36">A la vista del siguiente método:</text:p>
      <text:p text:style-name="P5" loext:marker-style-name="T6"><text:span text:style-name="T7">public static </text:span><text:span text:style-name="T10">String </text:span><text:span text:style-name="T8">clasificarEdad</text:span><text:span text:style-name="T9">(</text:span><text:span text:style-name="T7">int </text:span><text:span text:style-name="T10">edad</text:span><text:span text:style-name="T9">) {<text:line-break/> <text:s text:c="3"/></text:span><text:span text:style-name="T7">if </text:span><text:span text:style-name="T9">(</text:span><text:span text:style-name="T10">edad </text:span><text:span text:style-name="T9">&lt; </text:span><text:span text:style-name="T11">0</text:span><text:span text:style-name="T9">) {<text:line-break/> <text:s text:c="7"/></text:span><text:span text:style-name="T7">return </text:span><text:span text:style-name="T36">"ERROR"</text:span><text:span text:style-name="T9">;<text:line-break/> <text:s text:c="3"/>} </text:span><text:span text:style-name="T7">else if </text:span><text:span text:style-name="T9">(</text:span><text:span text:style-name="T10">edad </text:span><text:span text:style-name="T9">&lt; </text:span><text:span text:style-name="T11">12</text:span><text:span text:style-name="T9">) {<text:line-break/> <text:s text:c="7"/></text:span><text:span text:style-name="T7">return </text:span><text:span text:style-name="T36">"NIÑO"</text:span><text:span text:style-name="T9">;<text:line-break/> <text:s text:c="3"/>} </text:span><text:span text:style-name="T7">else if </text:span><text:span text:style-name="T9">(</text:span><text:span text:style-name="T10">edad </text:span><text:span text:style-name="T9">&lt; </text:span><text:span text:style-name="T11">18</text:span><text:span text:style-name="T9">) {<text:line-break/> <text:s text:c="7"/></text:span><text:span text:style-name="T7">return </text:span><text:span text:style-name="T36">"ADOLESCENTE"</text:span><text:span text:style-name="T9">;<text:line-break/> <text:s text:c="3"/>} </text:span><text:span text:style-name="T7">else </text:span><text:span text:style-name="T9">{<text:line-break/> <text:s text:c="7"/></text:span><text:span text:style-name="T7">return </text:span><text:span text:style-name="T36">"ADULTO"</text:span><text:span text:style-name="T9">;<text:line-break/> <text:s text:c="3"/>}<text:line-break/>}</text:span></text:p>
      <text:p text:style-name="P37"/>
      <text:p text:style-name="P17">Ejercicio <text:span text:style-name="T22">8</text:span></text:p>
      <text:p text:style-name="P18">Indica el número mínimo de tests necesarios.</text:p>
      <text:p text:style-name="P38">4 test como mínimo, uno por cada rama de if / else if / else.</text:p>
      <text:p text:style-name="P18"/>
      <text:p text:style-name="P17">Ejercicio <text:span text:style-name="T22">9</text:span></text:p>
      <text:p text:style-name="P18">Propón esos tests.</text:p>
      <text:p text:style-name="P18"/>
      <text:p text:style-name="P39"><text:span text:style-name="Strong_20_Emphasis"><text:span text:style-name="T37">Test 1 → Edad negativa</text:span></text:span></text:p>
      <text:p text:style-name="P38">Entrada: edad = -1</text:p>
      <text:p text:style-name="P39"><text:span text:style-name="T37">Resultado esperado: </text:span><text:span text:style-name="Source_20_Text"><text:span text:style-name="T37">"ERROR"</text:span></text:span></text:p>
      <text:p text:style-name="P39"><text:span text:style-name="Strong_20_Emphasis"><text:span text:style-name="T37"/></text:span></text:p>
      <text:p text:style-name="P39"><text:span text:style-name="Strong_20_Emphasis"><text:span text:style-name="T37">Test 2 → Niño</text:span></text:span></text:p>
      <text:p text:style-name="P38">Entrada: edad = 5</text:p>
      <text:p text:style-name="P39"><text:span text:style-name="T37">Resultado esperado: </text:span><text:span text:style-name="Source_20_Text"><text:span text:style-name="T37">"NIÑO"</text:span></text:span></text:p>
      <text:p text:style-name="P39"><text:span text:style-name="Strong_20_Emphasis"><text:span text:style-name="T37"/></text:span></text:p>
      <text:p text:style-name="P39"><text:span text:style-name="Strong_20_Emphasis"><text:span text:style-name="T37">Test 3 → Adolescente</text:span></text:span></text:p>
      <text:p text:style-name="P38">Entrada: edad = 15</text:p>
      <text:p text:style-name="P39"><text:span text:style-name="T37">Resultado esperado: </text:span><text:span text:style-name="Source_20_Text"><text:span text:style-name="T37">"ADOLESCENTE"</text:span></text:span></text:p>
      <text:p text:style-name="P39"><text:span text:style-name="Strong_20_Emphasis"><text:span text:style-name="T37"/></text:span></text:p>
      <text:p text:style-name="P39"><text:span text:style-name="Strong_20_Emphasis"><text:span text:style-name="T37">Test 4 → Adulto</text:span></text:span></text:p>
      <text:p text:style-name="P38">Entrada: edad = 25</text:p>
      <text:p text:style-name="P39"><text:span text:style-name="T37">Resultado esperado: </text:span><text:span text:style-name="Source_20_Text"><text:span text:style-name="T37">"ADULTO"</text:span></text:span></text:p>
      <text:p text:style-name="P18"/>
      <text:p text:style-name="P18"/>
      <text:p text:style-name="P18"><text:soft-page-break/></text:p>
      <text:p text:style-name="P40">Bloque 6. Prioriza como un profesional</text:p>
      <text:p text:style-name="P31">Se quiere desarrollar una aplicación Web de compra online.</text:p>
      <text:p text:style-name="P31"/>
      <text:p text:style-name="P32">Ejercicio 1<text:span text:style-name="T22">0</text:span></text:p>
      <text:p text:style-name="P31">Ordena de mayor a menor prioridad:</text:p>
      <text:list text:style-name="L5">
        <text:list-item>
          <text:p text:style-name="P41">Login</text:p>
        </text:list-item>
        <text:list-item>
          <text:p text:style-name="P41">Mostrar catálogo</text:p>
        </text:list-item>
        <text:list-item>
          <text:p text:style-name="P41">Pago con tarjeta</text:p>
        </text:list-item>
        <text:list-item>
          <text:p text:style-name="P41">Cambiar avatar</text:p>
        </text:list-item>
        <text:list-item>
          <text:p text:style-name="P41">Recuperar contraseña</text:p>
        </text:list-item>
      </text:list>
      <text:p text:style-name="P31"/>
      <text:p text:style-name="P31"><text:span text:style-name="T38">1. Login:</text:span> Sin inicio de sesión, no se pueden gestionar usuarios ni compras.</text:p>
      <text:p text:style-name="P31"><text:span text:style-name="T38">2. Mostrar catálogo:</text:span> Fundamental para que los usuarios vean productos y puedan decidir qué comprar.</text:p>
      <text:p text:style-name="P31"><text:span text:style-name="T38">3. Pago con tarjeta:</text:span> Paso crítico para concretar la venta.</text:p>
      <text:p text:style-name="P31"><text:span text:style-name="T38">4. Recuperar contraseña:</text:span> Importante, pero no bloquea la compra inicial si se omite temporalmente.</text:p>
      <text:p text:style-name="P31"><text:span text:style-name="T38">5. Cambiar avatar:</text:span> Solo sirve para la estética, no sirve para la funcionalidad principal de la aplicación.</text:p>
      <text:p text:style-name="P31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esloLGS NF" svg:font-family="'MesloLGS N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9.054cm" fo:margin-left="-0.139cm" fo:margin-top="0cm" fo:margin-bottom="0cm" table:align="left" style:writing-mode="lr-tb"/>
    </style:style>
    <style:style style:name="Table2.A" style:family="table-column">
      <style:table-column-properties style:column-width="3.688cm"/>
    </style:style>
    <style:style style:name="Table2.B" style:family="table-column">
      <style:table-column-properties style:column-width="3.307cm"/>
    </style:style>
    <style:style style:name="Table2.C" style:family="table-column">
      <style:table-column-properties style:column-width="5.076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3.4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right="-0.002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6.002cm" style:type="right"/>
        </style:tab-stops>
      </style:paragraph-properties>
      <style:text-properties style:font-name="Aptos" fo:font-size="11pt" fo:language="es" fo:country="ES" officeooo:paragraph-rsid="0172b7ec" style:letter-kerning="true" style:font-name-asian="Aptos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>
      <style:paragraph-properties fo:margin-right="-0.002cm"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6.002cm" style:type="right"/>
        </style:tab-stops>
      </style:paragraph-properties>
      <style:text-properties style:font-name="Aptos" fo:font-size="11pt" fo:language="es" fo:country="ES" officeooo:paragraph-rsid="0172b7ec" style:letter-kerning="true" style:font-name-asian="Aptos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Footer">
      <style:paragraph-properties fo:margin-right="-0.002cm"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6.002cm" style:type="right"/>
        </style:tab-stops>
      </style:paragraph-properties>
      <style:text-properties style:font-name="Aptos" fo:font-size="11pt" fo:language="es" fo:country="ES" officeooo:paragraph-rsid="0172b7ec" style:letter-kerning="true" style:font-name-asian="Aptos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>
        <style:tab-stops>
          <style:tab-stop style:position="8.5cm" style:type="center"/>
          <style:tab-stop style:position="18.946cm" style:type="right"/>
        </style:tab-stops>
      </style:paragraph-properties>
      <style:text-properties style:font-name="Verdana" fo:font-size="8pt" fo:language="ca" fo:country="ES" style:text-underline-style="solid" style:text-underline-width="auto" style:text-underline-color="font-color" officeooo:rsid="016a11dc" style:font-size-asian="8pt" style:font-size-complex="8pt"/>
    </style:style>
    <style:style style:name="MP5" style:family="paragraph" style:parent-style-name="Header">
      <style:paragraph-properties>
        <style:tab-stops>
          <style:tab-stop style:position="8.5cm" style:type="center"/>
          <style:tab-stop style:position="18.946cm" style:type="right"/>
        </style:tab-stops>
      </style:paragraph-properties>
      <style:text-properties style:font-name="Verdana" fo:font-size="8pt" style:text-underline-style="solid" style:text-underline-width="auto" style:text-underline-color="font-color" style:font-size-asian="8pt" style:font-size-complex="8pt"/>
    </style:style>
    <style:style style:name="MP6" style:family="paragraph" style:parent-style-name="Footer">
      <style:paragraph-properties fo:padding="0.049cm" fo:border-left="none" fo:border-right="none" fo:border-top="0.06pt solid #000000" fo:border-bottom="none" style:shadow="none">
        <style:tab-stops>
          <style:tab-stop style:position="8.5cm" style:type="center"/>
          <style:tab-stop style:position="18.831cm" style:type="right"/>
        </style:tab-stops>
      </style:paragraph-properties>
      <style:text-properties style:font-name="Verdana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ca" fo:country="ES" officeooo:rsid="016a11dc"/>
    </style:style>
    <style:style style:name="MT3" style:family="text">
      <style:text-properties officeooo:rsid="024c1a8c"/>
    </style:style>
    <style:style style:name="MT4" style:family="text">
      <style:text-properties fo:language="ca" fo:country="ES" officeooo:rsid="0160f284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MP1" loext:marker-style-name="MT1"><draw:frame draw:style-name="Mfr1" draw:name="Imatge6" text:anchor-type="as-char" svg:width="3.408cm" svg:height="1.002cm" draw:z-index="6"><draw:image xlink:href="Pictures/10000000000004000000012DCEE25608.png" xlink:type="simple" xlink:show="embed" xlink:actuate="onLoad" draw:mime-type="image/png"/><svg:desc>Interfaz de usuario gráfica, Aplicación

Descripción generada automáticamente con confianza media</svg:desc></draw:frame></text:p>
            </table:table-cell>
            <table:table-cell table:style-name="Table2.A1" office:value-type="string">
              <text:p text:style-name="MP2" loext:marker-style-name="MT1"><draw:frame draw:style-name="Mfr1" draw:name="Imatge7" text:anchor-type="as-char" svg:width="1.901cm" svg:height="0.981cm" draw:z-index="13"><draw:image xlink:href="Pictures/1000000000000200000001088B96DCF9.png" xlink:type="simple" xlink:show="embed" xlink:actuate="onLoad" draw:mime-type="image/png"/></draw:frame></text:p>
            </table:table-cell>
            <table:table-cell table:style-name="Table2.A1" office:value-type="string">
              <text:p text:style-name="MP2" loext:marker-style-name="MT1"><draw:frame draw:style-name="Mfr1" draw:name="Imatge8" text:anchor-type="as-char" svg:width="3.718cm" svg:height="0.757cm" draw:z-index="20"><draw:image xlink:href="Pictures/100000000000036C000000B2AF4B9125.png" xlink:type="simple" xlink:show="embed" xlink:actuate="onLoad" draw:mime-type="image/png"/></draw:frame></text:p>
            </table:table-cell>
            <table:table-cell table:style-name="Table2.A1" office:value-type="string">
              <text:p text:style-name="MP2" loext:marker-style-name="MT1"><draw:frame draw:style-name="Mfr1" draw:name="Imatge9" text:anchor-type="as-char" svg:width="1.408cm" svg:height="1cm" draw:z-index="27"><draw:image xlink:href="Pictures/1000000000000130000000D80F9FA636.png" xlink:type="simple" xlink:show="embed" xlink:actuate="onLoad" draw:mime-type="image/png"/></draw:frame></text:p>
            </table:table-cell>
            <table:table-cell table:style-name="Table2.A1" office:value-type="string">
              <text:p text:style-name="MP3" loext:marker-style-name="MT1"><draw:frame draw:style-name="Mfr1" draw:name="Imatge10" text:anchor-type="as-char" svg:width="2.94cm" svg:height="0.868cm" draw:z-index="34"><draw:image xlink:href="Pictures/10000001000000FE0000004BFA648A5F.png" xlink:type="simple" xlink:show="embed" xlink:actuate="onLoad" draw:mime-type="image/png"/></draw:frame></text:p>
            </table:table-cell>
          </table:table-row>
        </table:table>
        <text:p text:style-name="MP4"/>
        <text:p text:style-name="MP5"><text:span text:style-name="MT2">Entornos de desarrollo</text:span><text:tab/><text:tab/><text:span text:style-name="MT3">Testing</text:span></text:p>
      </style:header>
      <style:footer>
        <text:p text:style-name="MP6"><text:page-number text:select-page="current">7</text:page-number><text:tab/><text:tab/><text:span text:style-name="MT4">Germán Gasc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10-14T18:42:58.31</meta:creation-date>
    <dc:date>2026-02-25T17:38:21.096073533</dc:date>
    <meta:editing-duration>P6DT4H55M1S</meta:editing-duration>
    <meta:editing-cycles>473</meta:editing-cycles>
    <meta:generator>LibreOffice/25.8.5.2$Linux_X86_64 LibreOffice_project/252c20f6956e3db0b52e6e2f9dda67263513c8fc</meta:generator>
    <meta:print-date>2025-11-12T17:59:28.332182361</meta:print-date>
    <meta:printed-by>PDF files</meta:printed-by>
    <meta:document-statistic meta:table-count="1" meta:image-count="5" meta:object-count="0" meta:page-count="7" meta:paragraph-count="119" meta:word-count="1029" meta:character-count="5994" meta:non-whitespace-character-count="4917"/>
  </office:meta>
</office:document-meta>
</file>